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7.62cm" style:rel-column-width="29377*"/>
    </style:style>
    <style:style style:name="Tabell1.B" style:family="table-column">
      <style:table-column-properties style:column-width="4.657cm" style:rel-column-width="17952*"/>
    </style:style>
    <style:style style:name="Tabell1.C" style:family="table-column">
      <style:table-column-properties style:column-width="4.722cm" style:rel-column-width="18206*"/>
    </style:style>
    <style:style style:name="Tabell1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ffff" fo:padding="0.097cm" fo:border="0.002cm solid #000000">
        <style:background-image/>
      </style:table-cell-properties>
    </style:style>
    <style:style style:name="Tabell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none" fo:border-top="none" fo:border-bottom="0.002cm solid #000000"/>
    </style:style>
    <style:style style:name="Tabell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1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7.62cm" style:rel-column-width="29377*"/>
    </style:style>
    <style:style style:name="Tabell2.B" style:family="table-column">
      <style:table-column-properties style:column-width="4.657cm" style:rel-column-width="17952*"/>
    </style:style>
    <style:style style:name="Tabell2.C" style:family="table-column">
      <style:table-column-properties style:column-width="4.722cm" style:rel-column-width="18206*"/>
    </style:style>
    <style:style style:name="Tabell2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fo:background-color="#00ffff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padding="0.097cm" fo:border-left="0.002cm solid #000000" fo:border-right="none" fo:border-top="none" fo:border-bottom="0.002cm solid #000000"/>
    </style:style>
    <style:style style:name="Tabell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Uppgifter</text:p>
          </table:table-cell>
          <table:table-cell table:style-name="Tabell1.A1" office:value-type="string">
            <text:p text:style-name="Table_20_Contents">dag1</text:p>
          </table:table-cell>
          <table:table-cell table:style-name="Tabell1.C1" office:value-type="string">
            <text:p text:style-name="Table_20_Contents">dag2</text:p>
          </table:table-cell>
        </table:table-row>
        <table:table-row>
          <table:table-cell table:style-name="Tabell1.A2" office:value-type="string">
            <text:p text:style-name="Table_20_Contents">Sätta upp arbetsplats</text:p>
          </table:table-cell>
          <table:table-cell table:style-name="Tabell1.A2" office:value-type="string">
            <text:p text:style-name="Table_20_Contents">1h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"registrationsformulär"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sätta att spara registrations data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riv funktion för att lista upp alla medlemmar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Uppskattad tid</text:p>
          </table:table-cell>
          <table:table-cell table:style-name="Tabell1.A6" office:value-type="string">
            <text:p text:style-name="Table_20_Contents">7h</text:p>
          </table:table-cell>
          <table:table-cell table:style-name="Tabell1.C6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Total tid lagd</text:p>
          </table:table-cell>
          <table:table-cell table:style-name="Tabell1.A6" office:value-type="string">
            <text:p text:style-name="Table_20_Contents"/>
          </table:table-cell>
          <table:table-cell table:style-name="Tabell1.C6" office:value-type="string">
            <text:p text:style-name="Table_20_Contents"/>
          </table:table-cell>
        </table:table-row>
      </table:table>
      <text:p text:style-name="Standard"/>
      <text:p text:style-name="Standard">1. Som användare vill jag kunna registrera nya medlemmar med förnamn, efternamn och telefonnummer, ett unikt medlemsnummer skall automatiskt tilldelas medlemmarna.<text:line-break/>= 6h<text:line-break/><text:tab/>-Skapa "registrationsformulär" =3h</text:p>
      <text:p text:style-name="Standard"><text:tab/>-Skapa sätta att spara registrations data = 3h<text:line-break/><text:line-break/>2. Som användare vill jag kunna få ut en lista på alla medlemmar så att jag enkelt </text:p>
      <text:p text:style-name="Standard">kan få en överblick över alla medlemmar.</text:p>
      <text:p text:style-name="Standard">= 3h</text:p>
      <text:p text:style-name="Standard"><text:tab/>-Skriv funktion för att lista upp alla medlemmar=3h</text:p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Uppgifter</text:p>
          </table:table-cell>
          <table:table-cell table:style-name="Tabell2.A1" office:value-type="string">
            <text:p text:style-name="Table_20_Contents">dag1</text:p>
          </table:table-cell>
          <table:table-cell table:style-name="Tabell2.C1" office:value-type="string">
            <text:p text:style-name="Table_20_Contents">dag2</text:p>
          </table:table-cell>
        </table:table-row>
        <table:table-row>
          <table:table-cell table:style-name="Tabell2.A2" office:value-type="string">
            <text:p text:style-name="Table_20_Contents">Sätta upp arbetsplats</text:p>
          </table:table-cell>
          <table:table-cell table:style-name="Tabell2.A2" office:value-type="string">
            <text:p text:style-name="Table_20_Contents">0h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"registrationsformulär"</text:p>
          </table:table-cell>
          <table:table-cell table:style-name="Tabell2.A3" office:value-type="string">
            <text:p text:style-name="Table_20_Contents">1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sätta att spara registrations data</text:p>
          </table:table-cell>
          <table:table-cell table:style-name="Tabell2.A3" office:value-type="string">
            <text:p text:style-name="Table_20_Contents">3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riv funktion för att lista upp alla medlemmar</text:p>
          </table:table-cell>
          <table:table-cell table:style-name="Tabell2.A3" office:value-type="string">
            <text:p text:style-name="Table_20_Contents"/>
          </table:table-cell>
          <table:table-cell table:style-name="Tabell2.C3" office:value-type="string">
            <text:p text:style-name="Table_20_Contents">3h</text:p>
          </table:table-cell>
        </table:table-row>
        <table:table-row>
          <table:table-cell table:style-name="Tabell2.A6" office:value-type="string">
            <text:p text:style-name="P1">Uppskattad tid</text:p>
          </table:table-cell>
          <table:table-cell table:style-name="Tabell2.A6" office:value-type="string">
            <text:p text:style-name="Table_20_Contents">7h</text:p>
          </table:table-cell>
          <table:table-cell table:style-name="Tabell2.C6" office:value-type="string">
            <text:p text:style-name="Table_20_Contents">3h</text:p>
          </table:table-cell>
        </table:table-row>
        <table:table-row>
          <table:table-cell table:style-name="Tabell2.A6" office:value-type="string">
            <text:p text:style-name="P1">Total tid lagd</text:p>
          </table:table-cell>
          <table:table-cell table:style-name="Tabell2.A6" office:value-type="string">
            <text:p text:style-name="Table_20_Contents">3h</text:p>
          </table:table-cell>
          <table:table-cell table:style-name="Tabell2.C6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0M13S</meta:editing-duration>
    <meta:editing-cycles>22</meta:editing-cycles>
    <meta:generator>OpenOffice.org/3.4.1$Win32 OpenOffice.org_project/341m1$Build-9593</meta:generator>
    <dc:date>2014-01-09T19:41:25.51</dc:date>
    <meta:document-statistic meta:table-count="2" meta:image-count="0" meta:object-count="0" meta:page-count="1" meta:paragraph-count="36" meta:word-count="135" meta:character-count="822"/>
    <meta:user-defined meta:name="Info 1"/>
    <meta:user-defined meta:name="Info 2"/>
    <meta:user-defined meta:name="Info 3"/>
    <meta:user-defined meta:name="Info 4"/>
  </office:meta>
</office:document-meta>
</file>